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Hindi1" svg:font-family="'Lohit Hindi'"/>
    <style:font-face style:name="arial narrow" svg:font-family="'arial narrow',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0067416" officeooo:paragraph-rsid="00067416"/>
    </style:style>
    <style:style style:name="P4" style:family="paragraph" style:parent-style-name="Standard">
      <style:text-properties fo:language="en" fo:country="US" officeooo:rsid="0006e2a2" officeooo:paragraph-rsid="0006e2a2"/>
    </style:style>
    <style:style style:name="P5" style:family="paragraph" style:parent-style-name="Standard">
      <style:text-properties fo:language="en" fo:country="US" officeooo:rsid="0006e2a2" officeooo:paragraph-rsid="0007c609"/>
    </style:style>
    <style:style style:name="P6" style:family="paragraph" style:parent-style-name="Standard">
      <style:text-properties fo:language="en" fo:country="US" officeooo:rsid="0006e2a2" officeooo:paragraph-rsid="00097643"/>
    </style:style>
    <style:style style:name="P7" style:family="paragraph" style:parent-style-name="Standard">
      <style:text-properties fo:language="en" fo:country="US" officeooo:rsid="0006e2a2" officeooo:paragraph-rsid="00098c64"/>
    </style:style>
    <style:style style:name="P8" style:family="paragraph" style:parent-style-name="Standard">
      <style:text-properties fo:language="en" fo:country="US" officeooo:rsid="0006e2a2" officeooo:paragraph-rsid="000ae2dd"/>
    </style:style>
    <style:style style:name="P9" style:family="paragraph" style:parent-style-name="Standard">
      <style:text-properties fo:language="en" fo:country="US" officeooo:rsid="0006e2a2" officeooo:paragraph-rsid="000fff1e"/>
    </style:style>
    <style:style style:name="P10" style:family="paragraph" style:parent-style-name="Standard">
      <style:text-properties fo:language="en" fo:country="US" officeooo:rsid="0006e2a2" officeooo:paragraph-rsid="0013890d"/>
    </style:style>
    <style:style style:name="P11" style:family="paragraph" style:parent-style-name="Standard">
      <style:text-properties fo:language="en" fo:country="US" officeooo:rsid="0006e2a2" officeooo:paragraph-rsid="00169d48"/>
    </style:style>
    <style:style style:name="P12" style:family="paragraph" style:parent-style-name="Standard">
      <style:text-properties fo:language="en" fo:country="US" officeooo:rsid="0006e2a2" officeooo:paragraph-rsid="00178e92"/>
    </style:style>
    <style:style style:name="P13" style:family="paragraph" style:parent-style-name="Standard">
      <style:text-properties fo:language="en" fo:country="US" officeooo:rsid="0006e2a2" officeooo:paragraph-rsid="00192f5e"/>
    </style:style>
    <style:style style:name="P14" style:family="paragraph" style:parent-style-name="Standard">
      <style:text-properties officeooo:paragraph-rsid="0007c609"/>
    </style:style>
    <style:style style:name="P15" style:family="paragraph" style:parent-style-name="Standard">
      <style:text-properties fo:language="nl" fo:country="BE" officeooo:paragraph-rsid="0007c609"/>
    </style:style>
    <style:style style:name="P16" style:family="paragraph" style:parent-style-name="Standard">
      <style:paragraph-properties fo:break-before="page"/>
      <style:text-properties fo:language="en" fo:country="US" officeooo:rsid="0006e2a2" officeooo:paragraph-rsid="00097643"/>
    </style:style>
    <style:style style:name="P17" style:family="paragraph" style:parent-style-name="Standard">
      <style:paragraph-properties fo:break-before="page"/>
      <style:text-properties fo:language="en" fo:country="US" officeooo:rsid="0006e2a2" officeooo:paragraph-rsid="000ae2dd"/>
    </style:style>
    <style:style style:name="P18" style:family="paragraph" style:parent-style-name="Standard">
      <style:paragraph-properties fo:break-before="page"/>
      <style:text-properties fo:language="en" fo:country="US" officeooo:rsid="0006e2a2" officeooo:paragraph-rsid="000fff1e"/>
    </style:style>
    <style:style style:name="P19" style:family="paragraph" style:parent-style-name="Text_20_body">
      <style:paragraph-properties fo:margin-left="0in" fo:margin-right="0in" fo:margin-top="0in" fo:margin-bottom="0.1283in" style:contextual-spacing="false" style:line-height-at-least="0.1374in" fo:text-align="start" style:justify-single-word="false" fo:text-indent="0in" style:auto-text-indent="false" fo:padding="0in" fo:border="none"/>
      <style:text-properties fo:font-variant="normal" fo:text-transform="none" fo:color="#000000" style:font-name="Arial" fo:font-size="8.60000038146973pt" fo:letter-spacing="normal" fo:font-style="normal" fo:font-weight="normal"/>
    </style:style>
    <style:style style:name="P20" style:family="paragraph" style:parent-style-name="Text_20_body" style:list-style-name="L1">
      <style:paragraph-properties fo:margin-left="0in" fo:margin-right="0in" fo:margin-top="0in" fo:margin-bottom="0in" style:contextual-spacing="false" style:line-height-at-least="0.098in" fo:text-align="start" style:justify-single-word="false" fo:text-indent="0in" style:auto-text-indent="false" fo:background-color="transparent" fo:padding="0in" fo:border="none">
        <style:background-image xlink:href="http://www.kaspersky.com/resources/img/markers.gif" xlink:type="simple" xlink:actuate="onLoad" style:position="center center" style:repeat="no-repeat"/>
      </style:paragraph-properties>
    </style:style>
    <style:style style:name="P21" style:family="paragraph" style:parent-style-name="Heading_20_4">
      <style:text-properties fo:language="en" fo:country="US" officeooo:rsid="0006e2a2" officeooo:paragraph-rsid="0007c609"/>
    </style:style>
    <style:style style:name="T1" style:family="text">
      <style:text-properties officeooo:rsid="0005a3f3"/>
    </style:style>
    <style:style style:name="T2" style:family="text">
      <style:text-properties officeooo:rsid="000777f8"/>
    </style:style>
    <style:style style:name="T3" style:family="text">
      <style:text-properties fo:language="nl" fo:country="BE"/>
    </style:style>
    <style:style style:name="T4" style:family="text">
      <style:text-properties fo:language="nl" fo:country="BE" officeooo:rsid="00097643"/>
    </style:style>
    <style:style style:name="T5" style:family="text">
      <style:text-properties fo:language="nl" fo:country="BE" officeooo:rsid="00098c64"/>
    </style:style>
    <style:style style:name="T6" style:family="text">
      <style:text-properties fo:language="nl" fo:country="BE" officeooo:rsid="00099888"/>
    </style:style>
    <style:style style:name="T7" style:family="text">
      <style:text-properties fo:language="nl" fo:country="BE" officeooo:rsid="000ae2dd"/>
    </style:style>
    <style:style style:name="T8" style:family="text">
      <style:text-properties fo:language="nl" fo:country="BE" officeooo:rsid="000b75b7"/>
    </style:style>
    <style:style style:name="T9" style:family="text">
      <style:text-properties fo:language="nl" fo:country="BE" officeooo:rsid="000fff1e"/>
    </style:style>
    <style:style style:name="T10" style:family="text">
      <style:text-properties fo:language="nl" fo:country="BE" officeooo:rsid="0013890d"/>
    </style:style>
    <style:style style:name="T11" style:family="text">
      <style:text-properties fo:language="nl" fo:country="BE" officeooo:rsid="0015222b"/>
    </style:style>
    <style:style style:name="T12" style:family="text">
      <style:text-properties fo:language="nl" fo:country="BE" officeooo:rsid="00169d48"/>
    </style:style>
    <style:style style:name="T13" style:family="text">
      <style:text-properties fo:language="nl" fo:country="BE" officeooo:rsid="00178e92"/>
    </style:style>
    <style:style style:name="T14" style:family="text">
      <style:text-properties fo:language="nl" fo:country="BE" officeooo:rsid="00192f5e"/>
    </style:style>
    <style:style style:name="T15" style:family="text">
      <style:text-properties fo:font-variant="normal" fo:text-transform="none" fo:color="#000000" style:font-name="arial narrow" fo:font-size="11.8999996185303pt" fo:letter-spacing="normal" fo:language="nl" fo:country="BE" fo:font-style="normal" fo:font-weight="normal"/>
    </style:style>
    <style:style style:name="T16" style:family="text">
      <style:text-properties fo:font-variant="normal" fo:text-transform="none" fo:color="#000000" style:font-name="Arial" fo:font-size="7.94999980926514pt" fo:letter-spacing="normal" fo:font-style="normal" fo:font-weight="normal"/>
    </style:style>
    <style:style style:name="T17" style:family="text">
      <style:text-properties fo:font-variant="normal" fo:text-transform="none" fo:color="#000000" fo:letter-spacing="normal"/>
    </style:style>
    <style:style style:name="T18" style:family="text">
      <style:text-properties fo:font-variant="normal" fo:text-transform="none" fo:color="#000000" style:text-line-through-style="none" style:text-line-through-type="none" style:font-name="Arial" fo:font-size="7.94999980926514pt" fo:letter-spacing="normal" fo:font-style="normal" style:text-underline-style="none" fo:font-weight="normal" style:text-blinking="fals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th the significant growth of the Internet, more and more individuals and companies are relying on it. </text:p>
      <text:p text:style-name="P1">Growth of the Internet → more vulnerabilities → necessary to secure</text:p>
      <text:p text:style-name="P1">Defenders try to build secure solutions against the attacks → variation</text:p>
      <text:p text:style-name="P1"/>
      <text:p text:style-name="P1"/>
      <text:p text:style-name="P1">Game theory is an approach that can help to understand the threats and to model the strategy of a defender or an attacker. With this model it can describe the interactions between these two players and guess which defender strategy is the best to play.</text:p>
      <text:p text:style-name="P1">Game theory can help to model the strategy of a defender . It is a way to describe the interactions between an attacker and a defender. </text:p>
      <text:p text:style-name="P1">→ when patching or reorganizing</text:p>
      <text:p text:style-name="P1"/>
      <text:p text:style-name="P1">Short introduction to game theory</text:p>
      <text:p text:style-name="P1">Game theory is not about games such as computer games or board games. Game theory is a way of modeling strategic interactions between self-interested players. Self-interested players means that they only care about themselves and have no intention to hurt the other player. They have their own description of the state of the world as they like it. Every interaction will have a level of happiness. <text:span text:style-name="T1">Utility function.</text:span> This will be interpreted as the state of the world as they like. <text:s text:c="2"/></text:p>
      <text:p text:style-name="P1">For further details the reader is referred to [] .</text:p>
      <text:p text:style-name="P1">A player has a set of possible actions, with these actions utility functions and the tuples of actions are the outcome. The utility function represents the preferences of the player for a given action. For the formal game the players play simultaneously. </text:p>
      <text:p text:style-name="P1">Example : Prisoners dilemma</text:p>
      <text:p text:style-name="P1">Nash equilibrium</text:p>
      <text:p text:style-name="P1"/>
      <text:p text:style-name="P1">“The basic assumption of game theory is that </text:p>
      <text:p text:style-name="P1">every player acts rationally, aiming at the best possible outcome, and take into account </text:p>
      <text:p text:style-name="P1">other players’ decisions. Solution to a game is the description of the strategies that each </text:p>
      <text:p text:style-name="P1">player has to follow in order to achieve the best possible outcome. Nash equilibrium is </text:p>
      <text:p text:style-name="P1">the solution of the game that describes a steady state, where each player gets the best </text:p>
      <text:p text:style-name="P1">possible payoff. A deviation from the Nash Equilibrium strategy always leads in lesser </text:p>
      <text:p text:style-name="P1">payoff. ” [] 3 various categories: Cooperative games- non cooperative games, static-dynamic and perfect – imperfect games, complete-incomplete games, and pure – mixed strategies. </text:p>
      <text:p text:style-name="P1"/>
      <text:p text:style-name="P1">Rationality</text:p>
      <text:p text:style-name="P1">Normal Form Games → players move as if simultaneous</text:p>
      <text:p text:style-name="P1">Extensive Form Games → players move sequentially, represented as a tree</text:p>
      <text:p text:style-name="P1">players can be people, governments, companies, armies..</text:p>
      <text:p text:style-name="P1"/>
      <text:p text:style-name="P1">Introduction to FlipIt <text:span text:style-name="T2">(pratical bv cryptografic keys or passwords)</text:span></text:p>
      <text:p text:style-name="P1">First an explanation about FlipIt. <text:s/>FlipIt is a two-players game with a shared (single) resource that the players want to control as long as possible. We will call the players the Attacker and the Defender. To get the control over the resource the players can flip the resource. This will happen in a stealthy way, meaning that the other player has no clue that the other player has flipped the resource. Both players can move at any given time. A move will have a cost. The goal of the game is to have the most control over the resource with a minimal total cost. “The attacker can take over the resource at any given time. <text:s/>The only option for the defender is to retake over by moving later again. The game will go on for ever. “ [Slides FlipIt]</text:p>
      <text:p text:style-name="P1">“A player learns the state of the system only </text:p>
      <text:p text:style-name="P1">when she moves. </text:p>
      <text:p text:style-name="P1"> In basic FLIPIT, each move has feedback that </text:p>
      <text:p text:style-name="P1"><text:soft-page-break/>reveals all previous moves. </text:p>
      <text:p text:style-name="P1"> (In variants, move reveals only current state, or </text:p>
      <text:p text:style-name="P1">time since other player last moved...)” </text:p>
      <text:p text:style-name="P1"/>
      <text:p text:style-name="P1">Categories Classes of Strategies </text:p>
      <text:p text:style-name="P1">Non-adaptive (NA) <text:tab/><text:tab/>Exponential Periodic </text:p>
      <text:p text:style-name="P1"><text:tab/><text:tab/><text:tab/><text:tab/>Renewal </text:p>
      <text:p text:style-name="P1"><text:tab/><text:tab/><text:tab/><text:tab/>General non-adaptive </text:p>
      <text:p text:style-name="P1">Adaptive (AD) <text:tab/><text:tab/>Last move (LM) </text:p>
      <text:p text:style-name="P1"><text:tab/><text:tab/><text:tab/><text:tab/>Full history (FH) </text:p>
      <text:p text:style-name="P1"><text:tab/><text:tab/><text:tab/><text:tab/></text:p>
      <text:p text:style-name="P1">Stealthy</text:p>
      <text:p text:style-name="P1">continuously</text:p>
      <text:p text:style-name="P1"/>
      <text:p text:style-name="P1">Idee: Defender moet een subset van resources kiezen om een critical attack uit te voeren. De attacker mag maar 1 resource kiezen van de set van resources om aan te vallen. Elke resource heeft een kost. De defender heeft een budget waaraan hij minimaal moet voldoen. Ofwel gaat de defender meerdere resources kiezen met een kleinere kost (de kost is dus ook kleiner om die terug over te nemen) ofwel kiest de defender mindere resources met een grotere kost. </text:p>
      <text:p text:style-name="P1">Nog uitvinden wanneer ze elke keer mogen aanvallen</text:p>
      <text:p text:style-name="P1">Welke van de twee tactieken is het beste (minder of meer resources)</text:p>
      <text:p text:style-name="P1"/>
      <text:p text:style-name="P1">Toepassing: Leger die servers gaat gebruiken om een aanval uit te voeren. Maar ze hebben ook fake servers geplaatst die de aandacht moeten trekken van attackers. </text:p>
      <text:p text:style-name="P1"/>
      <text:p text:style-name="P1">Of ook een netwerk voor transport. Heel node netwerk. Pad vinden en die nodes gebruiken. Topology van de andere is treelike </text:p>
      <text:p text:style-name="P1"/>
      <text:p text:style-name="P1">TO Read:</text:p>
      <text:p text:style-name="P1">Markov model</text:p>
      <text:p text:style-name="P1"/>
      <text:p text:style-name="P1">Game Theoretic Approach for Cost-Benefit Analysis of </text:p>
      <text:p text:style-name="P1">Malware Proliferation Prevention? </text:p>
      <text:p text:style-name="P1">Worm </text:p>
      <text:p text:style-name="P1"/>
      <text:p text:style-name="P3">Worm is different from a virus.</text:p>
      <text:p text:style-name="P3"/>
      <text:p text:style-name="P4">The shared resource is something sensitive like password, node in a network, ..</text:p>
      <text:p text:style-name="P4"/>
      <text:p text:style-name="P14">Because of the significant growth of the internet, malware is been one of the predominantly threats of interconnected computers. Malware, another word for malicious software, compromises viruses, Trojan Horses, worms, spyware, adware and other malicious software. <text:s/>The aim is to exploit existing vulnerabilities to gain access to private systems or steal sensitive data. <text:s/>Some of the malicious software may harm .. other not ..</text:p>
      <text:p text:style-name="P14">Well known worms: Stuxnet, CodeRed, SQL Slammer,</text:p>
      <text:p text:style-name="P14">Propagation</text:p>
      <text:p text:style-name="P5"><text:line-break/><text:line-break/><text:line-break/><text:line-break/><text:line-break/><text:line-break/><text:soft-page-break/>POPULARISEREND ARTIKEL</text:p>
      <text:p text:style-name="P14"/>
      <text:p text:style-name="P15">(intro te kinderachtig, ander voorbeeld zoeken, mss met geld, of de kop of munt, of het prisoners dilemma) .</text:p>
      <text:p text:style-name="P15">Ooit eens een moeilijke keuze gehad dat afhing van wat je vriend zou kiezen ? Er is een taart en die wordt verdeeld in 10 stukken. Jij en je vriend mogen allebij tegelijkertijd zeggen hoeveel stukken taart je wil hebben. Als de som van de stukken die je vriend wilt en die jij wilt kleiner of gelijk is aan 10 stukken dan mogen jullie de stukken hebben. Is de som van alle stukken groter dan krijgen jullie niets. Jullie willen allebij natuurlijk taart hebben en liefst zoveel mogelijk dus gaan jullie zo een antwoord proberen te geven zodat jullie allebij taart hebben en zo veel mogelijk. Dit soort spelletjes is Gametheory. In Gametheory gaan we proberen te zoeken naar het best mogelijke antwoord met het beste resultaat voor alle spelers. We noemen dit resultaat ook nog wel het Nash Equilibrium. Nash was een belangrijke man in de gametheorie. Hij probeerde the utility functie voor iedereen te maximaliseren. (niet elk spel heeft een Nash equilibrium). </text:p>
      <text:p text:style-name="P5"><text:span text:style-name="Default_20_Paragraph_20_Font"><text:span text:style-name="T3">Nu we weten wat gametheory is gaan we dit toepassen op cybersecurity. Cybersecurity is het helpen beveiligen van het internet tegen malware,.. <text:s/>.. <text:s/>Malware is eigenlijk een slecht stuk programma dat gaat proberen om op onbeveiligde computers binnen te geraken en daar aan gevoelige informatie te geraken. Er zijn al verschillende soorten defentie mechanismen die de malware onder bedwang willen houden. Gametheory kan hierbij helpen om het gedrag te modeleren van beide spelers. De beide spelers in het spel zijn de verdediger en de attacker. <text:s/></text:span></text:span></text:p>
      <text:p text:style-name="P5"><text:span text:style-name="Default_20_Paragraph_20_Font"><text:span text:style-name="T3"/></text:span></text:p>
      <text:h text:style-name="P21" text:outline-level="4"><text:span text:style-name="Default_20_Paragraph_20_Font"><text:span text:style-name="T15">Rocra malware: unique architecture and functionality</text:span></text:span></text:h>
      <text:p text:style-name="P19">The attackers created a multi-functional attack platform that includes several extensions and malicious files designed to quickly adjust to different systems’ configurations and harvest intelligence from infected machines. The platform is unique to Rocra and has not been identified by Kaspersky Lab in previous cyber-espionage campaigns. Notable characteristics include:</text:p>
      <text:list xml:id="list6230384286030889200" text:style-name="L1">
        <text:list-item>
          <text:p text:style-name="P20"><text:span text:style-name="Strong_20_Emphasis"><text:span text:style-name="T17">“</text:span></text:span><text:span text:style-name="Strong_20_Emphasis"><text:span text:style-name="T16">Resurrection” module</text:span></text:span><text:span text:style-name="T16">: A unique module that enables the attackers to “resurrect” infected machines. The module is embedded as a plug-in inside Adobe Reader and Microsoft Office installations and provides the attackers a foolproof way to regain access to a target system if the main malware body is discovered and removed, or if the system is patched. Once the C2s are operational again the attackers send a specialized document file (PDF or Office document) to victims’ machines via e-mail which will activate the malware again.</text:span></text:p>
        </text:list-item>
        <text:list-item>
          <text:p text:style-name="P20"><text:span text:style-name="Strong_20_Emphasis"><text:span text:style-name="T16">Advanced cryptographic spy-modules</text:span></text:span><text:span text:style-name="T16">: The main purpose of the spying modules is to steal information. This includes files from different cryptographic systems, such as </text:span><text:a xlink:type="simple" xlink:href="http://fr.wikipedia.org/wiki/Acid_Cryptofiler"><text:span text:style-name="T18">Acid Cryptofiler</text:span></text:a><text:span text:style-name="T16">, which is known to be used in organizations of NATO, the European Union, European Parliament and European Commission since the summer of 2011 to protect sensitive information.</text:span></text:p>
        </text:list-item>
        <text:list-item>
          <text:p text:style-name="P20"><text:span text:style-name="Strong_20_Emphasis"><text:span text:style-name="T16">Mobile Devices</text:span></text:span><text:span text:style-name="T16">: In addition to targeting traditional workstations, the malware is capable of stealing data from mobile devices, such as smartphones (iPhone, Nokia and Windows Mobile). The malware is also capable of stealing configuration information from enterprise network equipment such as routers and switches, as well as deleted files from removable disk drives.</text:span></text:p>
        </text:list-item>
      </text:list>
      <text:p text:style-name="P5"><text:span text:style-name="Default_20_Paragraph_20_Font"><text:span text:style-name="T3"><text:line-break/></text:span></text:span></text:p>
      <text:p text:style-name="P16"><text:span text:style-name="Default_20_Paragraph_20_Font"><text:span text:style-name="T4">Populariserend Artikel</text:span></text:span></text:p>
      <text:p text:style-name="P6"><text:span text:style-name="Default_20_Paragraph_20_Font"><text:span text:style-name="T4"/></text:span></text:p>
      <text:p text:style-name="P6"><text:span text:style-name="Default_20_Paragraph_20_Font"><text:span text:style-name="T4">Wat moet er instaan:</text:span></text:span></text:p>
      <text:p text:style-name="P6"><text:span text:style-name="Default_20_Paragraph_20_Font"><text:span text:style-name="T4">Introductie tot Speltheorie</text:span></text:span></text:p>
      <text:p text:style-name="P6"><text:span text:style-name="Default_20_Paragraph_20_Font"><text:span text:style-name="T4">Verband met security malware → Worm</text:span></text:span></text:p>
      <text:p text:style-name="P6"><text:span text:style-name="Default_20_Paragraph_20_Font"><text:span text:style-name="T4">Introductie tot FlipIt</text:span></text:span></text:p>
      <text:p text:style-name="P6"><text:span text:style-name="Default_20_Paragraph_20_Font"><text:span text:style-name="T4">Veranderingen aan het model FlipIt</text:span></text:span></text:p>
      <text:p text:style-name="P6"><text:span text:style-name="Default_20_Paragraph_20_Font"><text:span text:style-name="T4">Hoe het gemoduleerd wordt</text:span></text:span></text:p>
      <text:p text:style-name="P6"><text:span text:style-name="Default_20_Paragraph_20_Font"><text:span text:style-name="T4"/></text:span></text:p>
      <text:p text:style-name="P7"><text:span text:style-name="Default_20_Paragraph_20_Font"><text:span text:style-name="T5">Iedereen heeft het spelletje wel al eens gespeeld: een munt opgooien en de ene zegt kop en de andere munt. Degene die het juist raad op welke zijde de munt valt wint de munt. Dit is een voorbeeld van een spel dat kan geanalyseerd worden via speltheorie. In speltheorie wordt er gezocht naar de beste tactiek van een speler. In het spel van de munt heb je dus twee spelers die elk de juiste <text:s/>zijde van een munt willen raden om het spel te winnen. Een ander zeer bekent spel in de speltheorie is het gevangenis dilemma. In het gevangenis dilemma heb je twee rationele spelers. Rationeel betekent dat ze het beste voor zichzelf willen en het niet hun doel is om de ander kwaad aan te doen. Ze worden allebei opgesloten in een apart lokaal en weten niet van elkaar wat ze gaan vertellen. Elk van hen kan de ander verraden of ze kunnen zwijgen. Als je bekent krijg je afhankelijk van wat de andere doet, 3 jaar of </text:span></text:span><text:span text:style-name="Default_20_Paragraph_20_Font"><text:span text:style-name="T6">ben je vrij</text:span></text:span><text:span text:style-name="Default_20_Paragraph_20_Font"><text:span text:style-name="T5">. Als je zwijgt krijg je ofwel </text:span></text:span><text:span text:style-name="Default_20_Paragraph_20_Font"><text:span text:style-name="T6">5</text:span></text:span><text:span text:style-name="Default_20_Paragraph_20_Font"><text:span text:style-name="T5"> jaar ofwel </text:span></text:span><text:span text:style-name="Default_20_Paragraph_20_Font"><text:span text:style-name="T6">1 jaar in de gevangenis. Ook al is de beste keuze om </text:span></text:span><text:span text:style-name="Default_20_Paragraph_20_Font"><text:span text:style-name="T8">allebei</text:span></text:span><text:span text:style-name="Default_20_Paragraph_20_Font"><text:span text:style-name="T6"> te zwijgen zullen perfect rationele spelers er toch voor kiezen om </text:span></text:span><text:span text:style-name="Default_20_Paragraph_20_Font"><text:span text:style-name="T8">allebei</text:span></text:span><text:span text:style-name="Default_20_Paragraph_20_Font"><text:span text:style-name="T6"> te bekennen. Dit levert het 3 jaar op ipv 1 jaar. </text:span></text:span><text:span text:style-name="Default_20_Paragraph_20_Font"><text:span text:style-name="T7">Waarom spelers dit doen kan uitgelegd worden aan de hand van speltheorie. Speltheorie is dus in het algemeen een studie van mathematische modellen van rationele spelers die willen samenwerken of niet-samenwerken. Speltheorie is pas in opgang gekomen met John von Neumann die een paper publiceerde over speltheorie. Later volgde er een boek die speltheorie toepaste op de economie. John Nash speelde ook een grote rol in de geschiedenis van de speltheorie. Hij kwam op met de term Nash equilibrium. Een Nash equilibrium wordt gezien als een evenwicht tussen beide spelers zodat ze allebei de beste tactiek kiezen en niet meer veranderen moest de andere van tacktiek veranderen.</text:span></text:span><text:span text:style-name="Default_20_Paragraph_20_Font"><text:span text:style-name="T5"> </text:span></text:span></text:p>
      <text:p text:style-name="P8"><text:span text:style-name="Default_20_Paragraph_20_Font"><text:span text:style-name="T7">Speltheorie kan op verschillende domeinen toegepast worden. Denk maar aan politike, economie, … en ook security. Met security wordt hier bedoeld het helpen van het beveiligen van het internet tegen malware. <text:s/></text:span></text:span><text:span text:style-name="Default_20_Paragraph_20_Font"><text:span text:style-name="T3">Malware is eigenlijk een slecht stuk programma dat gaat proberen om op onbeveiligde computers binnen te geraken en daar aan gevoelige informatie te geraken. Er zijn al verschillende soorten </text:span></text:span><text:span text:style-name="Default_20_Paragraph_20_Font"><text:span text:style-name="T8">defensie</text:span></text:span><text:span text:style-name="Default_20_Paragraph_20_Font"><text:span text:style-name="T3"> mechanismen die de malware onder bedwang willen houden. Gametheory kan hierbij helpen om het gedrag te </text:span></text:span><text:span text:style-name="Default_20_Paragraph_20_Font"><text:span text:style-name="T8">modelleren</text:span></text:span><text:span text:style-name="Default_20_Paragraph_20_Font"><text:span text:style-name="T3"> van beide spelers. De beide spelers in het spel zijn de verdediger en de a</text:span></text:span><text:span text:style-name="Default_20_Paragraph_20_Font"><text:span text:style-name="T8">anvaller</text:span></text:span><text:span text:style-name="Default_20_Paragraph_20_Font"><text:span text:style-name="T3">. </text:span></text:span><text:span text:style-name="Default_20_Paragraph_20_Font"><text:span text:style-name="T7">Een probleem kan op verschillende manier </text:span></text:span><text:span text:style-name="Default_20_Paragraph_20_Font"><text:span text:style-name="T8">gemodelleerd</text:span></text:span><text:span text:style-name="Default_20_Paragraph_20_Font"><text:span text:style-name="T7"> worden door speltheorie. In dit artikel bespreken we een bepaald model van speltheorie namelijk FlipIt. FlipIt is een spel dat bedacht is door onder andere Rivest, de man die aan de basis stond van RSA. Met FlipIt wordt er een spel gespeeld tussen twee spelers, de verdediger en de aanvaller. Beiden willen ze controle krijgen over een gemeenschappelijke resource. </text:span></text:span></text:p>
      <text:p text:style-name="P18"><text:span text:style-name="Default_20_Paragraph_20_Font"><text:span text:style-name="T9">VERANDERINGEN AAN FLIPIT/FLIPTHEM</text:span></text:span></text:p>
      <text:p text:style-name="P9"><text:span text:style-name="Default_20_Paragraph_20_Font"><text:span text:style-name="T9"/></text:span></text:p>
      <text:p text:style-name="P9"><text:span text:style-name="Default_20_Paragraph_20_Font"><text:span text:style-name="T9">– De attacker krijgt een voorsprong</text:span></text:span></text:p>
      <text:p text:style-name="P9"><text:span text:style-name="Default_20_Paragraph_20_Font"><text:span text:style-name="T9">– </text:span></text:span><text:span text:style-name="Default_20_Paragraph_20_Font"><text:span text:style-name="T10">M</text:span></text:span><text:span text:style-name="Default_20_Paragraph_20_Font"><text:span text:style-name="T9">eerdere resources →</text:span></text:span><text:span text:style-name="Default_20_Paragraph_20_Font"><text:span text:style-name="T10"> subset van de resources die meer dan de helft is dan is er controle over</text:span></text:span></text:p>
      <text:p text:style-name="P9"><text:span text:style-name="Default_20_Paragraph_20_Font"><text:span text:style-name="T10">– Scope is een netwerk binnen een bedrijf</text:span></text:span></text:p>
      <text:p text:style-name="P9"><text:span text:style-name="Default_20_Paragraph_20_Font"><text:span text:style-name="T10"/></text:span></text:p>
      <text:p text:style-name="P10"><text:span text:style-name="Default_20_Paragraph_20_Font"><text:span text:style-name="T10">DEFENDER</text:span></text:span></text:p>
      <text:p text:style-name="P10"><text:span text:style-name="Default_20_Paragraph_20_Font"><text:span text:style-name="T10">Flippen Hoe?</text:span></text:span></text:p>
      <text:p text:style-name="P10"><text:span text:style-name="Default_20_Paragraph_20_Font"><text:span text:style-name="T10"><text:tab/>→ Flipt alleen wanneer hij ontdekt heeft dat er een worm zich propageert</text:span></text:span></text:p>
      <text:p text:style-name="P10"><text:span text:style-name="Default_20_Paragraph_20_Font"><text:span text:style-name="T10"><text:tab/>→ Dus Defender heeft voorkennis</text:span></text:span></text:p>
      <text:p text:style-name="P10"><text:span text:style-name="Default_20_Paragraph_20_Font"><text:span text:style-name="T10"><text:tab/>→ Flipt resources</text:span></text:span></text:p>
      <text:p text:style-name="P10"><text:span text:style-name="Default_20_Paragraph_20_Font"><text:span text:style-name="T10"><text:tab/><text:tab/>1. Ofwel meerdere resources tegelijk (subset te bepalen)</text:span></text:span></text:p>
      <text:p text:style-name="P10"><text:span text:style-name="Default_20_Paragraph_20_Font"><text:span text:style-name="T10"><text:tab/><text:tab/><text:tab/>→ Moet een tijd wachten voordat er terug opnieuw een subset kan geflipt <text:tab/><text:tab/><text:tab/><text:tab/>worden.</text:span></text:span></text:p>
      <text:p text:style-name="P10"><text:span text:style-name="Default_20_Paragraph_20_Font"><text:span text:style-name="T10"><text:tab/><text:tab/><text:tab/>→ Kost voor elke flip is groot (groter dan enkele flip)</text:span></text:span></text:p>
      <text:p text:style-name="P10"><text:span text:style-name="Default_20_Paragraph_20_Font"><text:span text:style-name="T10"><text:tab/><text:tab/>2. Ofwel maar 1 flip per keer</text:span></text:span></text:p>
      <text:p text:style-name="P10"><text:span text:style-name="Default_20_Paragraph_20_Font"><text:span text:style-name="T10"><text:tab/><text:tab/><text:tab/>→ Kan sneller herhaald worden van subset van resources flippen</text:span></text:span></text:p>
      <text:p text:style-name="P10"><text:span text:style-name="Default_20_Paragraph_20_Font"><text:span text:style-name="T10"><text:tab/><text:tab/><text:tab/>→ kost is niet zo groot</text:span></text:span></text:p>
      <text:p text:style-name="P10"><text:span text:style-name="Default_20_Paragraph_20_Font"><text:span text:style-name="T10"/></text:span></text:p>
      <text:p text:style-name="P10"><text:span text:style-name="Default_20_Paragraph_20_Font"><text:span text:style-name="T10">ATTACKER</text:span></text:span></text:p>
      <text:p text:style-name="P10"><text:span text:style-name="Default_20_Paragraph_20_Font"><text:span text:style-name="T10">Flippen Hoe ?</text:span></text:span></text:p>
      <text:p text:style-name="P10"><text:span text:style-name="Default_20_Paragraph_20_Font"><text:span text:style-name="T10"><text:tab/>→ Flipt op een gegeven tijdsstip</text:span></text:span></text:p>
      <text:p text:style-name="P10"><text:span text:style-name="Default_20_Paragraph_20_Font"><text:span text:style-name="T10"><text:tab/>→ Weet niets van de tacktiek van de Defender</text:span></text:span></text:p>
      <text:p text:style-name="P10"><text:span text:style-name="Default_20_Paragraph_20_Font"><text:span text:style-name="T10"><text:tab/>→ Flipt aan de start 1 resource</text:span></text:span></text:p>
      <text:p text:style-name="P10"><text:span text:style-name="Default_20_Paragraph_20_Font"><text:span text:style-name="T10"><text:tab/>→ Verdere propagatie zijn er twee mogelijkheden</text:span></text:span></text:p>
      <text:p text:style-name="P10"><text:span text:style-name="Default_20_Paragraph_20_Font"><text:span text:style-name="T10"><text:tab/><text:tab/>1. Ofwel flipt deze onmiddellijk een subset van resourcse.</text:span></text:span></text:p>
      <text:p text:style-name="P10"><text:span text:style-name="Default_20_Paragraph_20_Font"><text:span text:style-name="T10"><text:tab/><text:tab/><text:tab/>→</text:span></text:span><text:span text:style-name="Default_20_Paragraph_20_Font"><text:span text:style-name="T11"> Doet dit na enige tijd terug opnieuw</text:span></text:span></text:p>
      <text:p text:style-name="P10"><text:span text:style-name="Default_20_Paragraph_20_Font"><text:span text:style-name="T11"><text:tab/><text:tab/><text:tab/>→ Eerste Flip is gewone kost, tweede kost is duurder</text:span></text:span></text:p>
      <text:p text:style-name="P10"><text:span text:style-name="Default_20_Paragraph_20_Font"><text:span text:style-name="T11"><text:tab/><text:tab/>2. Ofwel elke keer maar 1 resource flippen.</text:span></text:span></text:p>
      <text:p text:style-name="P10"><text:span text:style-name="Default_20_Paragraph_20_Font"><text:span text:style-name="T11"><text:tab/><text:tab/><text:tab/>→ Kans dat dezelfde resources terug geflopt wordt</text:span></text:span></text:p>
      <text:p text:style-name="P10"><text:span text:style-name="Default_20_Paragraph_20_Font"><text:span text:style-name="T11"><text:tab/><text:tab/><text:tab/>→ Kost is elke keer gelijk</text:span></text:span></text:p>
      <text:p text:style-name="P10"><text:span text:style-name="Default_20_Paragraph_20_Font"><text:span text:style-name="T11"><text:tab/><text:tab/><text:tab/>→ Kan sneller flippen, dan het subset flippen</text:span></text:span></text:p>
      <text:p text:style-name="P10"><text:span text:style-name="Default_20_Paragraph_20_Font"><text:span text:style-name="T11"/></text:span></text:p>
      <text:p text:style-name="P11"><text:span text:style-name="Default_20_Paragraph_20_Font"><text:span text:style-name="T12">Geen Patchen meer.</text:span></text:span></text:p>
      <text:p text:style-name="P11"><text:span text:style-name="Default_20_Paragraph_20_Font"><text:span text:style-name="T12"/></text:span></text:p>
      <text:p text:style-name="P12"><text:span text:style-name="Default_20_Paragraph_20_Font"><text:span text:style-name="T13">VRAGEN:</text:span></text:span></text:p>
      <text:p text:style-name="P13"><text:span text:style-name="Default_20_Paragraph_20_Font"><text:span text:style-name="T14"/></text:span></text:p>
      <text:p text:style-name="P13"><text:span text:style-name="Default_20_Paragraph_20_Font"><text:span text:style-name="T14">* Welke taktiek is beter voor de attacker? De subset flippen of elke keer een resource flippen.</text:span></text:span></text:p>
      <text:p text:style-name="P13"><text:span text:style-name="Default_20_Paragraph_20_Font"><text:span text:style-name="T14">* Welke taktiek onderdrukt het snelst de worm bij de defender ?</text:span></text:span></text:p>
      <text:p text:style-name="P13"><text:span text:style-name="Default_20_Paragraph_20_Font"><text:span text:style-name="T14">* ...</text:span></text:span></text:p>
      <text:p text:style-name="P17"><text:span text:style-name="Default_20_Paragraph_20_Font"><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Lohit Hindi1" svg:font-family="'Lohit Hindi'"/>
    <style:font-face style:name="arial narrow" svg:font-family="'arial narrow',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phie </meta:initial-creator>
    <meta:creation-date>2014-10-25T16:54:17</meta:creation-date>
    <dc:date>2014-10-31T22:14:33.229240000</dc:date>
    <meta:editing-duration>P4DT15H2M43S</meta:editing-duration>
    <meta:editing-cycles>43</meta:editing-cycles>
    <meta:generator>LibreOffice/4.2.2.1$MacOSX_X86_64 LibreOffice_project/3be8cda0bddd8e430d8cda1ebfd581265cca5a0f</meta:generator>
    <meta:document-statistic meta:table-count="0" meta:image-count="0" meta:object-count="0" meta:page-count="6" meta:paragraph-count="107" meta:word-count="2117" meta:character-count="12904" meta:non-whitespace-character-count="10773"/>
  </office:meta>
</office:document-meta>
</file>